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dcf43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19cdd" officeooo:paragraph-rsid="00119cd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2pt" fo:font-style="normal" fo:font-weight="normal" officeooo:paragraph-rsid="00119cdd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dcf43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left="0cm" fo:margin-right="0cm" fo:text-align="center" fo:text-indent="0cm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</style:style>
    <style:style style:name="P16" style:family="paragraph">
      <loext:graphic-properties draw:fill="none" draw:fill-color="#729fc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dcf43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njaliOldLipi" fo:font-size="12pt" style:font-size-asian="12pt" style:font-size-complex="12pt"/>
    </style:style>
    <style:style style:name="gr1" style:family="graphic">
      <style:graphic-properties draw:stroke="dash" draw:stroke-dash="_32__20_Dots_20_1_20_Dash" svg:stroke-color="#000000" draw:fill="none" draw:fill-color="#ffffff" fo:min-height="10.7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1.429cm" fo:min-width="3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1.826cm" fo:min-width="5.8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0.674cm" fo:min-width="1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0.822cm" fo:min-width="1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" draw:marker-end-width="0.176cm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1.378cm" fo:min-width="1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fill-color="#729fcf" draw:textarea-horizontal-align="justify" draw:textarea-vertical-align="middle" draw:auto-grow-height="false" fo:min-height="1.494cm" fo:min-width="2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textarea-horizontal-align="justify" draw:textarea-vertical-align="middle" draw:auto-grow-height="false" fo:min-height="1.508cm" fo:min-width="2.61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2.069cm" fo:min-width="3.598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Ultrafine_20_2_20_Dots_20_3_20_Dashes" svg:stroke-width="0cm" svg:stroke-color="#000000" draw:marker-start-width="0.353cm" draw:marker-end-width="0.353cm" draw:fill="none" draw:fill-color="#ffffff" fo:min-height="4.484cm" fo:padding-top="-0.098cm" fo:padding-bottom="-0.098cm" fo:padding-left="-0.098cm" fo:padding-right="-0.098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none" draw:textarea-horizontal-align="justify" draw:textarea-vertical-align="middle" draw:auto-grow-height="false" fo:min-height="1.508cm" fo:min-width="2.6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Shape3" draw:style-name="gr13" draw:text-style-name="P13" svg:width="2.62cm" svg:height="1.509cm" svg:x="9.77cm" svg:y="4.267cm"><text:p text:style-name="P9"><text:s/>Limpa Tela</text:p><draw:enhanced-geometry svg:viewBox="0 0 21600 21600" draw:type="rectangle" draw:enhanced-path="M 0 0 L 21600 0 21600 21600 0 21600 0 0 Z N"/></draw:custom-shape><draw:line text:anchor-type="paragraph" draw:z-index="4" draw:name="Shape5" draw:style-name="gr7" draw:text-style-name="P14" svg:x1="12.681cm" svg:y1="5.272cm" svg:x2="13.237cm" svg:y2="5.272cm"><text:p/></draw:line><draw:line text:anchor-type="paragraph" draw:z-index="5" draw:name="Shape6" draw:style-name="gr7" draw:text-style-name="P14" svg:x1="14.903cm" svg:y1="6.066cm" svg:x2="14.903cm" svg:y2="6.648cm"><text:p/></draw:line></text:p>
      <text:p text:style-name="P2"><draw:frame text:anchor-type="paragraph" draw:z-index="1" draw:name="Shape4" draw:style-name="gr12" draw:text-style-name="P17" svg:width="8.123cm" svg:height="4.287cm" svg:x="-0.536cm" svg:y="0.293cm"><draw:text-box><text:p><text:tab/></text:p><text:p><text:tab/>1 – vol, raio, altura, pi</text:p><text:p/><text:p><text:tab/>2 – raio, altura</text:p><text:p/><text:p><text:tab/>3 – vol = (pi * (raio * raio)) *altura</text:p><text:p/><text:p><text:tab/>4 - F</text:p></draw:text-box></draw:frame><draw:custom-shape text:anchor-type="paragraph" draw:z-index="2" draw:name="Shape3" draw:style-name="gr11" draw:text-style-name="P10" svg:width="3.599cm" svg:height="2.07cm" svg:x="14.076cm" svg:y="6.429cm"><text:p text:style-name="P9">var altura = 0</text:p><text:p text:style-name="P9">var vol= 0</text:p><text:p text:style-name="P9">var raio = 0</text:p><text:p text:style-name="P9">const pi = 3,14159</text:p><draw:enhanced-geometry svg:viewBox="0 0 21600 21600" draw:type="rectangle" draw:enhanced-path="M 0 0 L 21600 0 21600 21600 0 21600 0 0 Z N"/></draw:custom-shape><draw:custom-shape text:anchor-type="paragraph" draw:z-index="3" draw:name="Shape3" draw:style-name="gr10" draw:text-style-name="P13" svg:width="2.62cm" svg:height="1.509cm" svg:x="13.758cm" svg:y="3.785cm"><text:p text:style-name="P9">Configura </text:p><text:p text:style-name="P9">Idioma</text:p><draw:enhanced-geometry svg:viewBox="0 0 21600 21600" draw:type="rectangle" draw:enhanced-path="M 0 0 L 21600 0 21600 21600 0 21600 0 0 Z N"/></draw:custom-shape><draw:line text:anchor-type="paragraph" draw:z-index="6" draw:name="Shape7" draw:style-name="gr7" draw:text-style-name="P14" svg:x1="13.289cm" svg:y1="7.167cm" svg:x2="12.813cm" svg:y2="7.167cm"><text:p/></draw:line><draw:line text:anchor-type="paragraph" draw:z-index="7" draw:name="Shape9" draw:style-name="gr7" draw:text-style-name="P14" svg:x1="10.881cm" svg:y1="8.225cm" svg:x2="10.855cm" svg:y2="8.675cm"><text:p/></draw:line><draw:custom-shape text:anchor-type="paragraph" draw:z-index="9" draw:name="Shape8" draw:style-name="gr9" draw:text-style-name="P16" svg:width="2.793cm" svg:height="1.863cm" svg:x="9.677cm" svg:y="6.151cm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14" draw:name="Shape1" draw:style-name="gr5" draw:text-style-name="P10" svg:width="1.773cm" svg:height="0.953cm" svg:x="10.088cm" svg:y="1.769cm"><text:p text:style-name="P9"><text:s/>Inicio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19" draw:name="Shape2" draw:style-name="gr2" draw:text-style-name="P6" svg:x1="11cm" svg:y1="2.986cm" svg:x2="11cm" svg:y2="3.515cm"><text:p/></draw:line><draw:frame text:anchor-type="paragraph" draw:z-index="20" draw:name="Shape17" draw:style-name="gr1" draw:text-style-name="P8" svg:width="8.097cm" svg:height="10.759cm" svg:x="-0.325cm" svg:y="6.188cm"><draw:text-box><text:p text:style-name="P6"><text:span text:style-name="T2"/></text:p><text:p text:style-name="P7"><text:span text:style-name="T3"><text:tab/></text:span><text:span text:style-name="T3">1 – apagar a tela</text:span></text:p><text:p text:style-name="P7"><text:span text:style-name="T3"/></text:p><text:p text:style-name="P7"><text:span text:style-name="T3"><text:tab/></text:span><text:span text:style-name="T3">2- configurar idioma</text:span></text:p><text:p text:style-name="P7"><text:span text:style-name="T3"/></text:p><text:p text:style-name="P7"><text:span text:style-name="T3"><text:tab/></text:span><text:span text:style-name="T3">3 – Criar </text:span></text:p><text:p text:style-name="P7"><text:span text:style-name="T3"><text:tab/></text:span><text:span text:style-name="T3">variaveis </text:span></text:p><text:p text:style-name="P7"><text:span text:style-name="T3"><text:tab/></text:span><text:span text:style-name="T3">vol = 0, <text:s/>raio = 0, altura = 0</text:span></text:p><text:p text:style-name="P7"><text:span text:style-name="T3"><text:tab/></text:span><text:span text:style-name="T3">constante pi = 3.14159</text:span></text:p><text:p text:style-name="P7"><text:span text:style-name="T3"/></text:p><text:p text:style-name="P7"><text:span text:style-name="T3"><text:tab/></text:span><text:span text:style-name="T3">4 - Ler variáveis raio, altura</text:span></text:p><text:p text:style-name="P7"><text:span text:style-name="T3"/></text:p><text:p text:style-name="P7"><text:span text:style-name="T3"><text:tab/></text:span><text:span text:style-name="T3">5 – Caucular </text:span></text:p><text:p text:style-name="P7"><text:span text:style-name="T3"><text:tab/></text:span><text:span text:style-name="T3">vol = (pi * (raio * raio)) * altura</text:span></text:p><text:p text:style-name="P7"><text:span text:style-name="T3"/></text:p><text:p text:style-name="P7"><text:span text:style-name="T3"><text:tab/></text:span><text:span text:style-name="T3">6 - Exibir vol</text:span></text:p><text:p text:style-name="P7"><text:span text:style-name="T3"/></text:p><text:p text:style-name="P7"><text:span text:style-name="T3"><text:tab/></text:span><text:span text:style-name="T3">7 Pular uma linha</text:span></text:p><text:p text:style-name="P7"><text:span text:style-name="T3"><text:tab/></text:span><text:span text:style-name="T3">8 Dar pause</text:span></text:p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text:span text:style-name="T1"><text:tab/><text:tab/><text:tab/><text:tab/><text:tab/><text:tab/>raio , altura</text:span></text:p>
      <text:p text:style-name="P4"><text:tab/><text:tab/><text:tab/><text:tab/></text:p>
      <text:p text:style-name="P4"><text:tab/><text:tab/><text:tab/><text:tab/><text:tab/></text:p>
      <text:p text:style-name="P4"><draw:custom-shape text:anchor-type="paragraph" draw:z-index="16" draw:name="Shape18" draw:style-name="gr4" draw:text-style-name="P12" svg:width="5.875cm" svg:height="1.826cm" svg:x="8.142cm" svg:y="0.42cm"><text:p text:style-name="P11"><text:span text:style-name="T3">vol = (pi * (raio * raio)) * altura</text:span></text:p><draw:enhanced-geometry svg:viewBox="0 0 21600 21600" draw:type="rectangle" draw:enhanced-path="M 0 0 L 21600 0 21600 21600 0 21600 0 0 Z N"/></draw:custom-shape><text:tab/><text:tab/><text:tab/><text:tab/></text:p>
      <text:p text:style-name="P1"><draw:line text:anchor-type="paragraph" draw:z-index="11" draw:name="Shape12" draw:style-name="gr7" draw:text-style-name="P14" svg:x1="16.094cm" svg:y1="1.88cm" svg:x2="16.094cm" svg:y2="2.621cm"><text:p/></draw:line><draw:custom-shape text:anchor-type="paragraph" draw:z-index="12" draw:name="Shape13" draw:style-name="gr3" draw:text-style-name="P13" svg:width="3.255cm" svg:height="1.43cm" svg:x="13.924cm" svg:y="3.018cm"><text:p text:style-name="P9">Pula Linha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Shape14" draw:style-name="gr6" draw:text-style-name="P13" svg:width="1.906cm" svg:height="1.165cm" svg:x="10.379cm" svg:y="5.558cm"><text:p text:style-name="P9">FIm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15" draw:name="Shape15" draw:style-name="gr2" draw:text-style-name="P6" svg:x1="13.792cm" svg:y1="3.838cm" svg:x2="12.998cm" svg:y2="3.812cm"><text:p/></draw:line><draw:line text:anchor-type="paragraph" draw:z-index="8" draw:name="Shape10" draw:style-name="gr7" draw:text-style-name="P14" svg:x1="14.333cm" svg:y1="0.743cm" svg:x2="14.85cm" svg:y2="0.743cm"><text:p/></draw:line><draw:custom-shape text:anchor-type="paragraph" draw:z-index="17" draw:name="Shape13" draw:style-name="gr3" draw:text-style-name="P10" svg:width="3.255cm" svg:height="1.43cm" svg:x="9.703cm" svg:y="3.029cm"><text:p text:style-name="P9">Pausa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8" draw:name="Shape19" draw:style-name="gr2" draw:text-style-name="P6" svg:x1="11.264cm" svg:y1="4.643cm" svg:x2="11.29cm" svg:y2="5.119cm"><text:p/></draw:line><draw:custom-shape text:anchor-type="paragraph" draw:z-index="10" draw:name="Shape11" draw:style-name="gr8" draw:text-style-name="P13" svg:width="2.276cm" svg:height="1.377cm" svg:x="14.975cm" svg:y="0.028cm"><text:p text:style-name="P15"><text:s text:c="4"/>vol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1T19:38:52.303701118</meta:creation-date>
    <dc:date>2020-03-12T18:46:29.205682375</dc:date>
    <meta:editing-duration>PT45M24S</meta:editing-duration>
    <meta:editing-cycles>6</meta:editing-cycles>
    <meta:generator>LibreOffice/6.3.2.2$Linux_X86_64 LibreOffice_project/30$Build-2</meta:generator>
    <meta:document-statistic meta:table-count="0" meta:image-count="0" meta:object-count="0" meta:page-count="1" meta:paragraph-count="5" meta:word-count="3" meta:character-count="87" meta:non-whitespace-character-count="11"/>
  </office:meta>
</office:document-meta>
</file>